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1" style:master-page-name="MP0" style:family="paragraph">
      <style:paragraph-properties fo:break-before="page"/>
      <style:text-properties fo:font-size="20pt" style:font-size-asian="20pt" style:font-size-complex="20pt"/>
    </style:style>
    <style:style style:name="P2" style:parent-style-name="Título1" style:family="paragraph">
      <style:text-properties fo:font-size="20pt" style:font-size-asian="20pt" style:font-size-complex="20pt"/>
    </style:style>
    <style:style style:name="T3" style:parent-style-name="Fuentedepárrafopredeter." style:family="text">
      <style:text-properties fo:font-weight="bold" style:font-weight-asian="bold" style:font-weight-complex="bold"/>
    </style:style>
    <style:style style:name="T4" style:parent-style-name="Fuentedepárrafopredeter." style:family="text">
      <style:text-properties fo:font-weight="bold" style:font-weight-asian="bold" style:font-weight-complex="bold"/>
    </style:style>
    <style:style style:name="P5" style:parent-style-name="Párrafodelista" style:family="paragraph"/>
    <style:style style:name="P6" style:parent-style-name="Párrafodelista" style:family="paragraph"/>
    <style:style style:name="T7" style:parent-style-name="Fuentedepárrafopredeter." style:family="text">
      <style:text-properties fo:font-style="italic" style:font-style-asian="italic" style:font-style-complex="italic"/>
    </style:style>
    <style:style style:name="T8" style:parent-style-name="Fuentedepárrafopredeter." style:family="text">
      <style:text-properties fo:font-style="italic" style:font-style-asian="italic" style:font-style-complex="italic"/>
    </style:style>
    <style:style style:name="T9" style:parent-style-name="Fuentedepárrafopredeter." style:family="text">
      <style:text-properties fo:font-style="italic" style:font-style-asian="italic" style:font-style-complex="italic"/>
    </style:style>
    <style:style style:name="P10" style:parent-style-name="Párrafodelista" style:family="paragraph"/>
    <style:style style:name="P11" style:parent-style-name="Párrafodelista" style:family="paragraph"/>
    <style:style style:name="P12" style:parent-style-name="Párrafodelista" style:family="paragraph"/>
    <style:style style:name="P13" style:parent-style-name="Título1" style:family="paragraph">
      <style:text-properties fo:font-size="20pt" style:font-size-asian="20pt" style:font-size-complex="20pt"/>
    </style:style>
    <style:style style:name="P14" style:parent-style-name="Párrafodelista" style:family="paragraph">
      <style:text-properties fo:language="en" fo:country="GB"/>
    </style:style>
    <style:style style:name="P15" style:parent-style-name="Párrafodelista" style:family="paragraph"/>
    <style:style style:name="P16" style:parent-style-name="Párrafodelista" style:family="paragraph"/>
    <style:style style:name="P17" style:parent-style-name="Párrafodelista" style:family="paragraph"/>
    <style:style style:name="P18" style:parent-style-name="Párrafodelista" style:family="paragraph"/>
    <style:style style:name="P19" style:parent-style-name="Párrafodelista" style:family="paragraph"/>
  </office:automatic-styles>
  <office:body>
    <office:text text:use-soft-page-breaks="true">
      <text:h text:style-name="P1" text:outline-level="1">Practica 1</text:h>
      <text:p text:style-name="Normal">Pablo Chantada Saborido(<text:a xlink:href="mailto:pablo.chantada@udc.es" office:target-frame-name="_top" xlink:show="replace"><text:span text:style-name="Hipervínculo">pablo.chantada@udc.es</text:span></text:a>)</text:p>
      <text:p text:style-name="Normal">Pablo Verdes Sánchez(p.verdess@udc.es)</text:p>
      <text:h text:style-name="P2" text:outline-level="1">Manual de Usuario</text:h>
      <text:h text:style-name="Título2" text:outline-level="2">DEPENDENCIAS</text:h>
      <text:p text:style-name="Normal">Para ejecutar el código fuente es necesario tener instalado la librería<text:s/><text:span text:style-name="T3">Pandas<text:s/></text:span>y una versión de<text:s/><text:span text:style-name="T4">Python 3.10</text:span><text:s/>o superior, para instalar la librería se puede utilizar en el siguiente comando en la consola:</text:p>
      <text:p text:style-name="Normal">pip install pandas</text:p>
      <text:h text:style-name="Título2" text:outline-level="2">EJECUCIÓN</text:h>
      <text:list text:style-name="LFO1" text:continue-numbering="true">
        <text:list-item>
          <text:p text:style-name="P5">Descomprimir el archivo zip</text:p>
        </text:list-item>
        <text:list-item>
          <text:p text:style-name="P6">Ejecutar el archivo main.py, para ello abrimos una consola de comandos y escribimos: python main.py archivo_a_utilizar.txt</text:p>
        </text:list-item>
      </text:list>
      <text:p text:style-name="Normal">Para esta<text:s/>práctica, con los archivos proporcionados podemos ejecutar:</text:p>
      <text:p text:style-name="Normal">python main.py battle0.txt<text:s/><text:span text:style-name="T7">(archive corto)</text:span></text:p>
      <text:p text:style-name="Normal">python main.py battle1.txt<text:s/><text:span text:style-name="T8">(archivo</text:span><text:span text:style-name="T9"><text:s/>largo)</text:span></text:p>
      <text:h text:style-name="Título2" text:outline-level="2">RESULTADOS</text:h>
      <text:p text:style-name="Normal">Por en pantalla (consola de comandos) se mostrará las peleas entre los Pokémons y al final las estadísticas:</text:p>
      <text:list text:style-name="LFO4" text:continue-numbering="true">
        <text:list-item>
          <text:p text:style-name="P10">Individuales</text:p>
        </text:list-item>
        <text:list-item>
          <text:p text:style-name="P11">Por tipo</text:p>
        </text:list-item>
        <text:list-item>
          <text:p text:style-name="P12">Tipo vs Tipo</text:p>
        </text:list-item>
      </text:list>
      <text:h text:style-name="P13" text:outline-level="1">Memoria</text:h>
      <text:p text:style-name="Normal">Durante la planificación del programa decidimos añadir un archivo llamado estadísticas.py para el calculo de las estadísticas en las batallas usando una clase llamada BattleStats. Además, el archivo main.py esta dividido en varias funciones para una implementación mas sencilla, manejable y sostenible:</text:p>
      <text:list text:style-name="LFO5" text:continue-numbering="true">
        <text:list-item>
          <text:p text:style-name="P14">special_attacks(attacker, defender): realiza un ataque especial segun el tipo de pokemon; wáter_attack, fire_attack o grass_attack</text:p>
        </text:list-item>
        <text:list-item>
          <text:p text:style-name="P15">normal_attacks(attacker, defender): realiza un ataque basico comun a todos los pokemons</text:p>
        </text:list-item>
        <text:list-item>
          <text:p text:style-name="P16">determine_attacker_defender(p1, p2): selecciona que pokemon es el atacante según su agilidad</text:p>
        </text:list-item>
        <text:list-item>
          <text:p text:style-name="P17">perform_round(attacker, defender, round_counter): realiza una ronda con el atacante pegando primero, en rondas impares se usan ataques especiales</text:p>
        </text:list-item>
        <text:list-item>
          <text:p text:style-name="P18">fight(p1,p2): realiza una pelea entre dos pokemons mientras ambos estén vivos, los resultados se muestran por pantalla</text:p>
        </text:list-item>
        <text:list-item>
          <text:p text:style-name="P19">main():<text:s/>lee el archivo de texto y realiza la batalla entre los entrenadores; durante el proceso se muestra por pantalla (consola) la evolución de la batalla. Al final, cuando a uno de los entrenadores no le quedan pokemons, se termina el programa</text:p>
        </text:list-item>
      </text:list>
      <text:p text:style-name="Normal"/>
      <text:h text:style-name="Título2" text:outline-level="2">1º Semana</text:h>
      <text:p text:style-name="Normal">Análisis del código y creación de “esqueletos” de clases como Pokémon, Trainer, etc. Además, conseguimos superar todos los test del archivo unit_test_pokemon.py<text:s/></text:p>
      <text:h text:style-name="Título2" text:outline-level="2">2º Semana</text:h>
      <text:p text:style-name="Normal">Pulir las clases creadas y generar las batallas correctamente en el archivo main.py</text:p>
      <text:h text:style-name="Título2" text:outline-level="2">3º Semana</text:h>
      <text:p text:style-name="Normal">Creación de las estadísticas y documentación del código, tanto mejorar comentarios en línea como generación de Docstrings</text:p>
      <text:h text:style-name="Título2" text:outline-level="2">4º Semana</text:h>
      <text:p text:style-name="Normal">Creación de la memoria y entrega del código fuen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Título3Car" style:display-name="Título 3 Car" style:family="text" style:parent-style-name="Fuentedepárrafopredeter.">
      <style:text-properties style:font-name="Calibri Light" style:font-name-asian="Times New Roman" style:font-name-complex="Times New Roman" fo:color="#1F3763" fo:font-size="12pt" style:font-size-asian="12pt" style:font-size-complex="12pt"/>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ablo Chantada</meta:initial-creator>
    <dc:creator>Pablo Chantada</dc:creator>
    <meta:creation-date>2024-03-06T11:54:00Z</meta:creation-date>
    <dc:date>2024-03-06T18:38:00Z</dc:date>
    <meta:template xlink:href="Normal.dotm" xlink:type="simple"/>
    <meta:editing-cycles>1</meta:editing-cycles>
    <meta:editing-duration>PT24240S</meta:editing-duration>
    <meta:document-statistic meta:page-count="2" meta:paragraph-count="4" meta:word-count="378" meta:character-count="2457" meta:row-count="17" meta:non-whitespace-character-count="2083"/>
  </office:meta>
</office:document-meta>
</file>